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9181in"/>
    </style:style>
    <style:style style:name="Table1.B" style:family="table-column">
      <style:table-column-properties style:column-width="6.0069in"/>
    </style:style>
    <style:style style:name="Table1.A1" style:family="table-cell">
      <style:table-cell-properties fo:padding="0.0194in" fo:border="none"/>
    </style:style>
    <style:style style:name="Table2" style:family="table">
      <style:table-properties style:width="6.5313in" fo:margin-left="0.3938in" table:align="left"/>
    </style:style>
    <style:style style:name="Table2.A" style:family="table-column">
      <style:table-column-properties style:column-width="0.9361in"/>
    </style:style>
    <style:style style:name="Table2.B" style:family="table-column">
      <style:table-column-properties style:column-width="5.5951in"/>
    </style:style>
    <style:style style:name="Table2.A1" style:family="table-cell">
      <style:table-cell-properties fo:padding="0.0194in" fo:border="none"/>
    </style:style>
    <style:style style:name="P1" style:family="paragraph" style:parent-style-name="List_20_Contents">
      <style:paragraph-properties fo:margin-top="0in" fo:margin-bottom="0.1965in"/>
    </style:style>
    <style:style style:name="P2" style:family="paragraph" style:parent-style-name="List_20_Heading">
      <style:paragraph-properties fo:margin-top="0in" fo:margin-bottom="0.1965in"/>
    </style:style>
    <style:style style:name="P3" style:family="paragraph" style:parent-style-name="Preformatted_20_Text">
      <style:paragraph-properties fo:margin-left="0.3937in" fo:margin-right="0.3937in" fo:text-indent="0in" style:auto-text-indent="false"/>
    </style:style>
    <style:style style:name="P4" style:family="paragraph" style:parent-style-name="Preformatted_20_Text">
      <style:paragraph-properties fo:margin-left="0.3937in" fo:margin-right="0.3937in" fo:margin-top="0in" fo:margin-bottom="0.1965in" fo:text-indent="0in"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3">
      <style:paragraph-properties fo:margin-top="0in" fo:margin-bottom="0.1965in"/>
    </style:style>
    <style:style style:name="P12" style:family="paragraph" style:parent-style-name="Table_20_Contents" style:list-style-name="L4">
      <style:paragraph-properties fo:margin-top="0in" fo:margin-bottom="0.1965in"/>
    </style:style>
    <style:style style:name="T1" style:family="text">
      <style:text-properties fo:font-size="14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PipelineNotes</text:p>
      <text:p text:style-name="Standard"/>
      <text:p text:style-name="Standard"/>
      <text:p text:style-name="Standard"/>
      <text:p text:style-name="Standard"/>
      <text:p text:style-name="Standard">Design notes</text:p>
      <text:p text:style-name="Standard"/>
      <text:p text:style-name="Standard">Ooh, found this just in time.</text:p>
      <text:p text:style-name="Standard">DataFilter might not be entirely immutable, but it makes sense to basically require someone to re-construct the filter if they change major parameters. <text:s/>For example, if you add a sensor, the dataRecord will have no history for some elements but will have history for others requiring special-casing.</text:p>
      <text:p text:style-name="Standard">Changing the mDivisor (decimation rate) will invalidate getDataFrequency() for s brief time. </text:p>
      <text:p text:style-name="Standard"/>
      <text:p text:style-name="Standard"/>
      <text:p text:style-name="Standard">immutables</text:p>
      <text:p text:style-name="Standard"><text:a xlink:type="simple" xlink:href="http://www.javapractices.com/topic/TopicAction.do?Id=29">http://www.javapractices.com/topic/TopicAction.do?Id=29</text:a></text:p>
      <text:p text:style-name="Standard"/>
      <text:p text:style-name="Text_20_body">Immutable objects greatly simplify your program, since they : </text:p>
      <text:list xml:id="list698261246" text:style-name="L1">
        <text:list-item>
          <text:p text:style-name="P7">are simple to construct, test, and use </text:p>
        </text:list-item>
        <text:list-item>
          <text:p text:style-name="P7">are automatically <text:a xlink:type="simple" xlink:href="http://www.javapractices.com/topic/Topic48.cjp">thread-safe</text:a> and have no synchronization issues </text:p>
        </text:list-item>
        <text:list-item>
          <text:p text:style-name="P7">do not need a <text:a xlink:type="simple" xlink:href="http://www.javapractices.com/topic/Topic12.cjp">copy constructor</text:a> </text:p>
        </text:list-item>
        <text:list-item>
          <text:p text:style-name="P7">do not need an implementation of <text:a xlink:type="simple" xlink:href="http://www.javapractices.com/topic/Topic71.cjp"><text:span text:style-name="Teletype">clone</text:span></text:a> </text:p>
        </text:list-item>
        <text:list-item>
          <text:p text:style-name="P7">allow <text:a xlink:type="simple" xlink:href="http://www.javapractices.com/topic/Topic28.cjp"><text:span text:style-name="Teletype">hashCode</text:span></text:a> to use <text:a xlink:type="simple" xlink:href="http://www.javapractices.com/topic/Topic34.cjp">lazy initialization</text:a>, and to cache its return value </text:p>
        </text:list-item>
        <text:list-item>
          <text:p text:style-name="P7">do not need to be <text:a xlink:type="simple" xlink:href="http://www.javapractices.com/topic/Topic15.cjp">copied defensively</text:a> when used as a field </text:p>
        </text:list-item>
        <text:list-item>
          <text:p text:style-name="P7">make good <text:span text:style-name="Teletype">Map</text:span> keys and <text:span text:style-name="Teletype">Set</text:span> elements (these objects must not change state while in the collection) </text:p>
        </text:list-item>
        <text:list-item>
          <text:p text:style-name="P7">have their <text:a xlink:type="simple" xlink:href="http://www.javapractices.com/topic/Topic6.cjp">class invariant</text:a> established once upon construction, and it never needs to be checked again </text:p>
        </text:list-item>
        <text:list-item>
          <text:p text:style-name="P5">always have "failure atomicity" (a term used by Joshua Bloch) : if an immutable object throws an exception, it's never left in an undesirable or indeterminate state </text:p>
        </text:list-item>
      </text:list>
      <text:p text:style-name="Standard"/>
      <text:p text:style-name="Text_20_body">Make a class immutable by following these guidelines : </text:p>
      <text:list xml:id="list1601174874" text:style-name="L2">
        <text:list-item>
          <text:p text:style-name="P8">ensure the class cannot be overridden - make the class <text:span text:style-name="Teletype">final</text:span>, or use static factories and keep constructors private </text:p>
        </text:list-item>
        <text:list-item>
          <text:p text:style-name="P8">make fields <text:span text:style-name="Teletype">private</text:span> and <text:span text:style-name="Teletype">final</text:span> </text:p>
        </text:list-item>
        <text:list-item>
          <text:p text:style-name="P8">force callers to construct an object completely in a single step, instead of using a no-argument constructor combined with subsequent calls to <text:span text:style-name="Teletype">setXXX</text:span> methods (that is, <text:a xlink:type="simple" xlink:href="http://www.javapractices.com/topic/Topic84.cjp">avoid the Java Beans convention</text:a>) </text:p>
        </text:list-item>
        <text:list-item>
          <text:p text:style-name="P8">do not provide any methods which can change the state of the object in any way - not just <text:span text:style-name="Teletype">setXXX</text:span> methods, but any method which can change state </text:p>
        </text:list-item>
        <text:list-item>
          <text:p text:style-name="P6">if the class has any mutable object fields, then they must be <text:a xlink:type="simple" xlink:href="http://www.javapractices.com/topic/TopicAction.do?Id=15">defensively copied</text:a> when passed between the class and its caller </text:p>
        </text:list-item>
      </text:list>
      <text:p text:style-name="Standard"/>
      <text:p text:style-name="Standard"/>
      <text:p text:style-name="Standard"/>
      <text:p text:style-name="Standard">Low Level Detail.</text:p>
      <text:p text:style-name="Standard"><text:soft-page-break/>To do serious filtering, will want data in a simple matrix block. <text:s/>This loses efficiency of linked list FixedLengthQueue. <text:s/>Maybe could request a large double[][] and adjust the head pointer back a row with each add.</text:p>
      <text:p text:style-name="Standard"/>
      <text:p text:style-name="Standard"/>
      <text:p text:style-name="Standard">It looks like OpenCV has a data structure like our mSensorsList of indexedSensors</text:p>
      <text:p text:style-name="Standard"><text:a xlink:type="simple" xlink:href="http://opencv.willowgarage.com/documentation/dynamic_structures.html#cvseq">http://opencv.willowgarage.com/documentation/dynamic_structures.html#cvseq</text:a></text:p>
      <text:p text:style-name="Standard"/>
      <text:p text:style-name="Text_20_body">Continuous sequence block.</text:p>
      <text:p text:style-name="P3">typedef struct CvSeqBlock</text:p>
      <text:p text:style-name="P3">{</text:p>
      <text:p text:style-name="P3"><text:s text:c="4"/>struct CvSeqBlock* prev; /* previous sequence block */</text:p>
      <text:p text:style-name="P3"><text:s text:c="4"/>struct CvSeqBlock* next; /* next sequence block */</text:p>
      <text:p text:style-name="P3"><text:s text:c="4"/>int start_index; /* index of the first element in the block +</text:p>
      <text:p text:style-name="P3"><text:s text:c="4"/>sequence-&gt;first-&gt;start_index */</text:p>
      <text:p text:style-name="P3"><text:s text:c="4"/>int count; /* number of elements in the block */</text:p>
      <text:p text:style-name="P3"><text:s text:c="4"/>char* data; /* pointer to the first element of the block */</text:p>
      <text:p text:style-name="P4">} CvSeqBlock;</text:p>
      <text:p text:style-name="Text_20_body">Sequence blocks make up a circular double-linked list, so the pointers <text:span text:style-name="Teletype">prev</text:span> and <text:span text:style-name="Teletype">next</text:span> are never <text:span text:style-name="Teletype">NULL</text:span> and point to the previous and the next sequence blocks within the sequence. It means that <text:span text:style-name="Teletype">next</text:span> of the last block is the first block and <text:span text:style-name="Teletype">prev</text:span> of the first block is the last block. The fields <text:span text:style-name="Teletype">startIndex</text:span> and <text:span text:style-name="Teletype">count</text:span> help to track the block location within the sequence. For example, if the sequence consists of 10 elements and splits into three blocks of 3, 5, and 2 elements, and the first block has the parameter <text:span text:style-name="Teletype">startIndex = 2</text:span>, then pairs <text:span text:style-name="Teletype">(startIndex, count)</text:span> for the sequence blocks are (2,3), (5, 5), and (10, 2) correspondingly. The parameter <text:span text:style-name="Teletype">startIndex</text:span> of the first block is usually <text:span text:style-name="Teletype">0</text:span> unless some elements have been inserted at the beginning of the sequence.</text:p>
      <text:p text:style-name="Standard"/>
      <text:p text:style-name="Standard">but, looks like elemSize expects all items in header to be same size?</text:p>
      <text:p text:style-name="Standard"/>
      <text:p text:style-name="P2"><text:bookmark text:name="cvCreateSeq"/>CvSeq* <text:span text:style-name="Teletype">cvCreateSeq</text:span><text:span text:style-name="T1">(</text:span>int<text:span text:style-name="Emphasis"> seqFlags</text:span>, int<text:span text:style-name="Emphasis"> headerSize</text:span>, int<text:span text:style-name="Emphasis"> elemSize</text:span>, CvMemStorage*<text:span text:style-name="Emphasis"> storage</text:span><text:span text:style-name="T1">)</text:span> </text:p>
      <text:p text:style-name="Text_20_body">Creates a sequence.</text:p>
      <table:table table:name="Table1" table:style-name="Table1">
        <table:table-column table:style-name="Table1.A"/>
        <table:table-column table:style-name="Table1.B"/>
        <table:table-row>
          <table:table-cell table:style-name="Table1.A1" office:value-type="string">
            <text:p text:style-name="Table_20_Heading">Parameters:</text:p>
          </table:table-cell>
          <table:table-cell table:style-name="Table1.A1" office:value-type="string">
            <text:list xml:id="list2102926576" text:style-name="L3">
              <text:list-item>
                <text:p text:style-name="P9"><text:span text:style-name="Emphasis">seqFlags</text:span> – Flags of the created sequence. If the sequence is not passed to any function working with a specific type of sequences, the sequence value may be set to 0, otherwise the appropriate type must be selected from the list of predefined sequence types. </text:p>
              </text:list-item>
              <text:list-item>
                <text:p text:style-name="P9"><text:span text:style-name="Emphasis">headerSize</text:span> – Size of the sequence header; must be greater than or equal to <text:span text:style-name="Teletype">sizeof(CvSeq)</text:span>. If a specific type or its extension is indicated, this type must fit the base type header. </text:p>
              </text:list-item>
              <text:list-item>
                <text:p text:style-name="P9"><text:span text:style-name="Emphasis">elemSize</text:span> – Size of the sequence elements in bytes. The size must be consistent with the sequence type. For example, for a sequence of points to be created, the element type <text:span text:style-name="Teletype">CV_SEQ_ELTYPE_POINT</text:span> should be specified and the parameter <text:span text:style-name="Teletype">elemSize</text:span> must be equal to <text:span text:style-name="Teletype">sizeof(CvPoint)</text:span>. </text:p>
              </text:list-item>
              <text:list-item>
                <text:p text:style-name="P11"><text:span text:style-name="Emphasis">storage</text:span> – Sequence location </text:p>
              </text:list-item>
            </text:list>
          </table:table-cell>
        </table:table-row>
      </table:table>
      <text:p text:style-name="Standard"/>
      <text:p text:style-name="Standard"/>
      <text:p text:style-name="Standard"><text:soft-page-break/>and this is similar to FixedLengthQueue</text:p>
      <text:p text:style-name="Standard"/>
      <text:p text:style-name="Standard">The fields <text:span text:style-name="Teletype">h_prev</text:span>, <text:span text:style-name="Teletype">h_next</text:span>, <text:span text:style-name="Teletype">v_prev</text:span>, <text:span text:style-name="Teletype">v_next</text:span> can be used to create hierarchical structures from separate sequences. The fields <text:span text:style-name="Teletype">h_prev</text:span> and <text:span text:style-name="Teletype">h_next</text:span> point to the previous and the next sequences on the same hierarchical level, while the fields <text:span text:style-name="Teletype">v_prev</text:span> and <text:span text:style-name="Teletype">v_next</text:span> point to the previous and the next sequences in the vertical direction, that is, the parent and its first child. But these are just names and the pointers can be used in a different way.</text:p>
      <text:p text:style-name="Standard"/>
      <text:p text:style-name="Standard"/>
      <text:h text:style-name="Heading_20_2" text:outline-level="2">CvtSeqToArray</text:h>
      <text:p text:style-name="P2"><text:bookmark text:name="cvCvtSeqToArray"/>void* <text:span text:style-name="Teletype">cvCvtSeqToArray</text:span><text:span text:style-name="T1">(</text:span>const CvSeq*<text:span text:style-name="Emphasis"> seq</text:span>, void*<text:span text:style-name="Emphasis"> elements</text:span>, CvSlice<text:span text:style-name="Emphasis"> slice=CV_WHOLE_SEQ</text:span><text:span text:style-name="T1">)</text:span> </text:p>
      <text:p text:style-name="P1">Copies a sequence to one continuous block of memory.</text:p>
      <table:table table:name="Table2" table:style-name="Table2">
        <table:table-column table:style-name="Table2.A"/>
        <table:table-column table:style-name="Table2.B"/>
        <table:table-row>
          <table:table-cell table:style-name="Table2.A1" office:value-type="string">
            <text:p text:style-name="Table_20_Heading">Parameters:</text:p>
          </table:table-cell>
          <table:table-cell table:style-name="Table2.A1" office:value-type="string">
            <text:list xml:id="list1636810828" text:style-name="L4">
              <text:list-item>
                <text:p text:style-name="P10"><text:span text:style-name="Emphasis">seq</text:span> – Sequence </text:p>
              </text:list-item>
              <text:list-item>
                <text:p text:style-name="P10"><text:span text:style-name="Emphasis">elements</text:span> – Pointer to the destination array that must be large enough. It should be a pointer to data, not a matrix header. </text:p>
              </text:list-item>
              <text:list-item>
                <text:p text:style-name="P12"><text:span text:style-name="Emphasis">slice</text:span> – The sequence portion to copy to the array </text:p>
              </text:list-item>
            </text:list>
          </table:table-cell>
        </table:table-row>
      </table:table>
      <text:p text:style-name="P1">The function copies the entire sequence or subsequence to the specified buffer and returns the pointer to the buff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sten </meta:initial-creator>
    <meta:creation-date>2012-07-23T19:18:29</meta:creation-date>
    <dc:date>2012-08-05T01:03:58</dc:date>
    <dc:creator>kesten </dc:creator>
    <meta:editing-duration>P6DT22H43M22S</meta:editing-duration>
    <meta:editing-cycles>3</meta:editing-cycles>
    <meta:generator>LibreOffice/3.5$Linux_X86_64 LibreOffice_project/350m1$Build-2</meta:generator>
    <meta:document-statistic meta:table-count="2" meta:image-count="0" meta:object-count="0" meta:page-count="3" meta:paragraph-count="56" meta:word-count="880" meta:character-count="5350" meta:non-whitespace-character-count="4494"/>
  </office:meta>
</office:document-meta>
</file>